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f17" officeooo:paragraph-rsid="001de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ment du tex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43:50.901000000</meta:creation-date>
    <dc:date>2018-12-13T11:47:43.869000000</dc:date>
    <meta:editing-duration>PT30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" meta:word-count="3" meta:character-count="20" meta:non-whitespace-character-count="17"/>
  </office:meta>
</office:document-meta>
</file>